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396" officeooo:paragraph-rsid="0015a396"/>
    </style:style>
    <style:style style:name="P2" style:family="paragraph" style:parent-style-name="Standard">
      <style:text-properties officeooo:rsid="0016d34b" officeooo:paragraph-rsid="0016d34b"/>
    </style:style>
    <style:style style:name="P3" style:family="paragraph" style:parent-style-name="Standard">
      <style:text-properties officeooo:rsid="0016e451" officeooo:paragraph-rsid="0016e451"/>
    </style:style>
    <style:style style:name="P4" style:family="paragraph" style:parent-style-name="Standard">
      <style:text-properties fo:font-weight="bold" officeooo:rsid="0016e451" officeooo:paragraph-rsid="0016e451" style:font-weight-asian="bold" style:font-weight-complex="bold"/>
    </style:style>
    <style:style style:name="P5" style:family="paragraph" style:parent-style-name="Standard">
      <style:text-properties fo:font-weight="bold" officeooo:rsid="00183f96" officeooo:paragraph-rsid="00183f96" style:font-weight-asian="bold" style:font-weight-complex="bold"/>
    </style:style>
    <style:style style:name="P6" style:family="paragraph" style:parent-style-name="Standard">
      <style:text-properties fo:font-weight="bold" officeooo:rsid="0018d4c6" officeooo:paragraph-rsid="0018d4c6" style:font-weight-asian="bold" style:font-weight-complex="bold"/>
    </style:style>
    <style:style style:name="P7" style:family="paragraph" style:parent-style-name="Standard">
      <style:text-properties fo:font-weight="bold" officeooo:rsid="001a9388" officeooo:paragraph-rsid="001a9388" style:font-weight-asian="bold" style:font-weight-complex="bold"/>
    </style:style>
    <style:style style:name="P8" style:family="paragraph" style:parent-style-name="Standard">
      <style:text-properties fo:font-weight="bold" officeooo:rsid="001e3511" officeooo:paragraph-rsid="001e3511" style:font-weight-asian="bold" style:font-weight-complex="bold"/>
    </style:style>
    <style:style style:name="P9" style:family="paragraph" style:parent-style-name="Standard">
      <style:text-properties fo:font-weight="bold" officeooo:rsid="001ea7a1" officeooo:paragraph-rsid="001ea7a1" style:font-weight-asian="bold" style:font-weight-complex="bold"/>
    </style:style>
    <style:style style:name="P10" style:family="paragraph" style:parent-style-name="Standard">
      <style:text-properties fo:font-weight="bold" officeooo:rsid="001a8b3f" officeooo:paragraph-rsid="001a8b3f" style:font-weight-asian="bold" style:font-weight-complex="bold"/>
    </style:style>
    <style:style style:name="P11" style:family="paragraph" style:parent-style-name="Standard">
      <style:text-properties fo:font-weight="bold" officeooo:rsid="002363de" officeooo:paragraph-rsid="002363de" style:font-weight-asian="bold" style:font-weight-complex="bold"/>
    </style:style>
    <style:style style:name="P12" style:family="paragraph" style:parent-style-name="Standard">
      <style:text-properties fo:font-weight="bold" officeooo:rsid="00254b92" officeooo:paragraph-rsid="00254b92" style:font-weight-asian="bold" style:font-weight-complex="bold"/>
    </style:style>
    <style:style style:name="P13" style:family="paragraph" style:parent-style-name="Standard">
      <style:text-properties fo:font-weight="bold" officeooo:rsid="0026a44c" officeooo:paragraph-rsid="0026a44c" style:font-weight-asian="bold" style:font-weight-complex="bold"/>
    </style:style>
    <style:style style:name="P14" style:family="paragraph" style:parent-style-name="Standard">
      <style:text-properties fo:font-weight="bold" officeooo:rsid="002740dc" officeooo:paragraph-rsid="002740dc" style:font-weight-asian="bold" style:font-weight-complex="bold"/>
    </style:style>
    <style:style style:name="P15" style:family="paragraph" style:parent-style-name="Standard">
      <style:text-properties officeooo:rsid="0018d4c6" officeooo:paragraph-rsid="0018d4c6"/>
    </style:style>
    <style:style style:name="P16" style:family="paragraph" style:parent-style-name="Standard">
      <style:text-properties officeooo:rsid="0018d4c6" officeooo:paragraph-rsid="001bafc2"/>
    </style:style>
    <style:style style:name="P17" style:family="paragraph" style:parent-style-name="Standard">
      <style:text-properties officeooo:rsid="001a8b3f" officeooo:paragraph-rsid="001a8b3f"/>
    </style:style>
    <style:style style:name="P18" style:family="paragraph" style:parent-style-name="Standard">
      <style:text-properties officeooo:rsid="001a9388" officeooo:paragraph-rsid="001a9388"/>
    </style:style>
    <style:style style:name="P19" style:family="paragraph" style:parent-style-name="Standard">
      <style:text-properties officeooo:rsid="001bafc2" officeooo:paragraph-rsid="001bafc2"/>
    </style:style>
    <style:style style:name="P20" style:family="paragraph" style:parent-style-name="Standard">
      <style:text-properties officeooo:rsid="001cb87b" officeooo:paragraph-rsid="001cb87b"/>
    </style:style>
    <style:style style:name="P21" style:family="paragraph" style:parent-style-name="Standard">
      <style:text-properties officeooo:rsid="001e1d33" officeooo:paragraph-rsid="001e1d33"/>
    </style:style>
    <style:style style:name="P22" style:family="paragraph" style:parent-style-name="Standard">
      <style:text-properties officeooo:rsid="001e3511" officeooo:paragraph-rsid="001e3511"/>
    </style:style>
    <style:style style:name="P23" style:family="paragraph" style:parent-style-name="Standard">
      <style:text-properties officeooo:rsid="001ea7a1" officeooo:paragraph-rsid="001ea7a1"/>
    </style:style>
    <style:style style:name="P24" style:family="paragraph" style:parent-style-name="Standard">
      <style:text-properties officeooo:rsid="001ea7a1" officeooo:paragraph-rsid="001f76b2"/>
    </style:style>
    <style:style style:name="P25" style:family="paragraph" style:parent-style-name="Standard">
      <style:text-properties officeooo:rsid="001ea7a1" officeooo:paragraph-rsid="00217544"/>
    </style:style>
    <style:style style:name="P26" style:family="paragraph" style:parent-style-name="Standard">
      <style:text-properties officeooo:rsid="002363de" officeooo:paragraph-rsid="002363de"/>
    </style:style>
    <style:style style:name="P27" style:family="paragraph" style:parent-style-name="Standard">
      <style:text-properties officeooo:rsid="00254b92" officeooo:paragraph-rsid="00254b92"/>
    </style:style>
    <style:style style:name="P28" style:family="paragraph" style:parent-style-name="Standard">
      <style:text-properties officeooo:rsid="0026a44c" officeooo:paragraph-rsid="0026a44c"/>
    </style:style>
    <style:style style:name="P29" style:family="paragraph" style:parent-style-name="Standard">
      <style:text-properties officeooo:rsid="002740dc" officeooo:paragraph-rsid="002740dc"/>
    </style:style>
    <style:style style:name="P30" style:family="paragraph" style:parent-style-name="Standard">
      <style:text-properties officeooo:rsid="001f76b2" officeooo:paragraph-rsid="001f76b2"/>
    </style:style>
    <style:style style:name="P31" style:family="paragraph" style:parent-style-name="Standard">
      <style:text-properties officeooo:rsid="001f76b2" officeooo:paragraph-rsid="00217544"/>
    </style:style>
    <style:style style:name="P32" style:family="paragraph" style:parent-style-name="Standard">
      <style:text-properties officeooo:rsid="002740dc" officeooo:paragraph-rsid="002740dc"/>
    </style:style>
    <style:style style:name="P33" style:family="paragraph" style:parent-style-name="Standard">
      <style:text-properties fo:font-weight="bold" officeooo:rsid="0028fd11" officeooo:paragraph-rsid="0028fd11" style:font-weight-asian="bold" style:font-weight-complex="bold"/>
    </style:style>
    <style:style style:name="T1" style:family="text">
      <style:text-properties officeooo:rsid="00183f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afc2" style:font-weight-asian="bold" style:font-weight-complex="bold"/>
    </style:style>
    <style:style style:name="T4" style:family="text">
      <style:text-properties fo:font-weight="bold" officeooo:rsid="001f76b2" style:font-weight-asian="bold" style:font-weight-complex="bold"/>
    </style:style>
    <style:style style:name="T5" style:family="text">
      <style:text-properties fo:font-weight="bold" officeooo:rsid="00217544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officeooo:rsid="001bafc2"/>
    </style:style>
    <style:style style:name="T8" style:family="text">
      <style:text-properties officeooo:rsid="001f76b2"/>
    </style:style>
    <style:style style:name="T9" style:family="text">
      <style:text-properties officeooo:rsid="00217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ECHO</text:p>
      <text:p text:style-name="P1">sct@sct-H81M-S:~$ echo $PATH </text:p>
      <text:p text:style-name="P1">/usr/local/sbin:/usr/local/bin:/usr/sbin:/usr/bin:/sbin:/bin:/usr/games:/usr/local/games </text:p>
      <text:p text:style-name="P1"/>
      <text:p text:style-name="P1"/>
      <text:p text:style-name="P1">sct@sct-H81M-S:~$ ls -l </text:p>
      <text:p text:style-name="P1">total 212 </text:p>
      <text:p text:style-name="P1">-rw-rw-r-- 1 sct sct <text:s text:c="4"/>0 Oct 22 12:22 ?0?@@X?@8?@!???@@@@@?????????@?@?????@@???? </text:p>
      <text:p text:style-name="P1">-rwxrwxr-x 1 sct sct 12478 Nov 15 12:11 a.out </text:p>
      <text:p text:style-name="P1">-rw-rw-r-- 1 sct sct 56884 Nov <text:s/>1 12:23 a.pdf.odt </text:p>
      <text:p text:style-name="P1">-rw-rw-r-- 1 sct sct <text:s text:c="2"/>269 Sep 30 11:59 arithmetic_operations.py~ </text:p>
      <text:p text:style-name="P1">-rw-rw-r-- 1 sct sct <text:s text:c="2"/>387 Oct <text:s/>7 12:14 arth_if.py~ </text:p>
      <text:p text:style-name="P1">-rw-rw-r-- 1 sct sct <text:s text:c="4"/>0 Oct 25 11:05 bi.c~ </text:p>
      <text:p text:style-name="P1">drwxr-xr-x 2 sct sct <text:s/>4096 Dec <text:s/>9 14:13 Desktop </text:p>
      <text:p text:style-name="P1">drwxr-xr-x 2 sct sct <text:s/>4096 Nov 10 16:14 Documents </text:p>
      <text:p text:style-name="P1">drwxr-xr-x 2 sct sct <text:s/>4096 Nov 15 11:13 Downloads </text:p>
      <text:p text:style-name="P1">drwxrwxr-x 6 sct sct <text:s/>4096 Oct 22 14:15 env </text:p>
      <text:p text:style-name="P1">-rw-r--r-- 1 sct sct <text:s/>8980 Sep 20 20:14 examples.desktop </text:p>
      <text:p text:style-name="P1">-rw-rw-r-- 1 sct sct <text:s/>9766 Nov 15 10:58 fib.CPP </text:p>
      <text:p text:style-name="P1">-rw-rw-r-- 1 sct sct <text:s/>9766 Nov <text:s/>1 12:39 fib.CPP~ </text:p>
      <text:p text:style-name="P1">-rw-rw-r-- 1 sct sct <text:s/>9263 Nov 15 11:01 FIB.CPP </text:p>
      <text:p text:style-name="P1">-rw-rw-r-- 1 sct sct <text:s/>9263 Nov 15 11:01 FIB.CPP~ </text:p>
      <text:p text:style-name="P1">-rw-rw-r-- 1 sct sct <text:s/>2772 Nov 15 11:13 fibonacci.cpp </text:p>
      <text:p text:style-name="P1">drwxr-xr-x 2 sct sct <text:s/>4096 Sep 20 20:52 Music </text:p>
      <text:p text:style-name="P1">drwxrwxr-x 5 sct sct <text:s/>4096 Oct 22 16:25 mysite </text:p>
      <text:p text:style-name="P1">-rw-rw-r-- 1 sct sct <text:s text:c="4"/>0 Oct <text:s/>5 15:02 p1.c </text:p>
      <text:p text:style-name="P1">drwxr-xr-x 2 sct sct <text:s/>4096 Sep 20 20:52 Pictures </text:p>
      <text:p text:style-name="P1">drwxr-xr-x 2 sct sct <text:s/>4096 Sep 20 20:52 Public </text:p>
      <text:p text:style-name="P1">drwxrwxr-x 3 sct sct <text:s/>4096 Oct 22 14:40 PycharmProjects </text:p>
      <text:p text:style-name="P1">drwxrwxr-x 6 sct sct <text:s/>4096 Oct 22 14:04 sct </text:p>
      <text:p text:style-name="P1">-rw-rw-r-- 1 sct sct <text:s text:c="2"/>155 Sep 30 11:52 simple_intrest.py~ </text:p>
      <text:p text:style-name="P1">-rw-rw-r-- 1 sct sct <text:s text:c="3"/>99 Sep 23 12:18 sum of 2 nos~ </text:p>
      <text:p text:style-name="P1">drwxr-xr-x 2 sct sct <text:s/>4096 Sep 20 20:52 Templates </text:p>
      <text:p text:style-name="P1">drwxrwxr-x 2 sct sct <text:s/>4096 Nov <text:s/>8 14:26 thara </text:p>
      <text:p text:style-name="P1">-rw-rw-r-- 1 sct sct <text:s text:c="4"/>0 Nov <text:s/>8 11:01 thara.c </text:p>
      <text:p text:style-name="P1">drwxrwxr-x 2 sct sct <text:s/>4096 Oct 17 15:08 Untitled Folder 2 </text:p>
      <text:p text:style-name="P1">drwxr-xr-x 2 sct sct <text:s/>4096 Sep 20 20:52 Videos </text:p>
      <text:p text:style-name="P1">drwxrwxr-x 3 sct sct <text:s/>4096 Dec 13 11:26 VirtualBox Vms </text:p>
      <text:p text:style-name="P1"/>
      <text:p text:style-name="P1"/>
      <text:p text:style-name="P5">OUTPUT REDIRECTION</text:p>
      <text:p text:style-name="P1">sct@sct-H81M-S:~$ ls -l &gt; file.txt </text:p>
      <text:p text:style-name="P1"/>
      <text:p text:style-name="P5">CAT</text:p>
      <text:p text:style-name="P1">sct@sct-H81M-S:~$ cat file.txt </text:p>
      <text:p text:style-name="P1">total 212 </text:p>
      <text:p text:style-name="P1">-rw-rw-r-- 1 sct sct <text:s text:c="4"/>0 Oct 22 12:22 #0@@X </text:p>
      <text:p text:style-name="P1"><text:s text:c="45"/>@@!##@@@@@�#�####@#@####@@� </text:p>
      <text:p text:style-name="P1">-rwxrwxr-x 1 sct sct 12478 Nov 15 12:11 a.out </text:p>
      <text:p text:style-name="P1">-rw-rw-r-- 1 sct sct 56884 Nov <text:s/>1 12:23 a.pdf.odt </text:p>
      <text:p text:style-name="P1"><text:soft-page-break/>-rw-rw-r-- 1 sct sct <text:s text:c="2"/>269 Sep 30 11:59 arithmetic_operations.py~ </text:p>
      <text:p text:style-name="P1">-rw-rw-r-- 1 sct sct <text:s text:c="2"/>387 Oct <text:s/>7 12:14 arth_if.py~ </text:p>
      <text:p text:style-name="P1">-rw-rw-r-- 1 sct sct <text:s text:c="4"/>0 Oct 25 11:05 bi.c~ </text:p>
      <text:p text:style-name="P1">drwxr-xr-x 2 sct sct <text:s/>4096 Dec <text:s/>9 14:13 Desktop </text:p>
      <text:p text:style-name="P1">drwxr-xr-x 2 sct sct <text:s/>4096 Nov 10 16:14 Documents </text:p>
      <text:p text:style-name="P1">drwxr-xr-x 2 sct sct <text:s/>4096 Nov 15 11:13 Downloads </text:p>
      <text:p text:style-name="P1">drwxrwxr-x 6 sct sct <text:s/>4096 Oct 22 14:15 env </text:p>
      <text:p text:style-name="P1">-rw-r--r-- 1 sct sct <text:s/>8980 Sep 20 20:14 examples.desktop </text:p>
      <text:p text:style-name="P1">-rw-rw-r-- 1 sct sct <text:s/>9766 Nov 15 10:58 fib.CPP </text:p>
      <text:p text:style-name="P1">-rw-rw-r-- 1 sct sct <text:s/>9766 Nov <text:s/>1 12:39 fib.CPP~ </text:p>
      <text:p text:style-name="P1">-rw-rw-r-- 1 sct sct <text:s/>9263 Nov 15 11:01 FIB.CPP </text:p>
      <text:p text:style-name="P1">-rw-rw-r-- 1 sct sct <text:s/>9263 Nov 15 11:01 FIB.CPP~ </text:p>
      <text:p text:style-name="P1">-rw-rw-r-- 1 sct sct <text:s/>2772 Nov 15 11:13 fibonacci.cpp </text:p>
      <text:p text:style-name="P1">-rw-rw-r-- 1 sct sct <text:s text:c="4"/>0 Dec 14 10:03 file.txt </text:p>
      <text:p text:style-name="P1">drwxr-xr-x 2 sct sct <text:s/>4096 Sep 20 20:52 Music </text:p>
      <text:p text:style-name="P1">drwxrwxr-x 5 sct sct <text:s/>4096 Oct 22 16:25 mysite </text:p>
      <text:p text:style-name="P1">-rw-rw-r-- 1 sct sct <text:s text:c="4"/>0 Oct <text:s/>5 15:02 p1.c </text:p>
      <text:p text:style-name="P1">drwxr-xr-x 2 sct sct <text:s/>4096 Sep 20 20:52 Pictures </text:p>
      <text:p text:style-name="P1">drwxr-xr-x 2 sct sct <text:s/>4096 Sep 20 20:52 Public </text:p>
      <text:p text:style-name="P1">drwxrwxr-x 3 sct sct <text:s/>4096 Oct 22 14:40 PycharmProjects </text:p>
      <text:p text:style-name="P1">drwxrwxr-x 6 sct sct <text:s/>4096 Oct 22 14:04 sct </text:p>
      <text:p text:style-name="P1">-rw-rw-r-- 1 sct sct <text:s text:c="2"/>155 Sep 30 11:52 simple_intrest.py~ </text:p>
      <text:p text:style-name="P1">-rw-rw-r-- 1 sct sct <text:s text:c="3"/>99 Sep 23 12:18 sum of 2 nos~ </text:p>
      <text:p text:style-name="P1">drwxr-xr-x 2 sct sct <text:s/>4096 Sep 20 20:52 Templates </text:p>
      <text:p text:style-name="P1">drwxrwxr-x 2 sct sct <text:s/>4096 Nov <text:s/>8 14:26 thara </text:p>
      <text:p text:style-name="P1">-rw-rw-r-- 1 sct sct <text:s text:c="4"/>0 Nov <text:s/>8 11:01 thara.c </text:p>
      <text:p text:style-name="P1">drwxrwxr-x 2 sct sct <text:s/>4096 Oct 17 15:08 Untitled Folder 2 </text:p>
      <text:p text:style-name="P1">drwxr-xr-x 2 sct sct <text:s/>4096 Sep 20 20:52 Videos </text:p>
      <text:p text:style-name="P1">drwxrwxr-x 3 sct sct <text:s/>4096 Dec 13 11:26 VirtualBox VMs </text:p>
      <text:p text:style-name="P1">sct@sct-H81M-S:~$ gedit file.txt </text:p>
      <text:p text:style-name="P1"/>
      <text:p text:style-name="P1"/>
      <text:p text:style-name="P1">sct@sct-H81M-S:~$ echo hai </text:p>
      <text:p text:style-name="P1">hai </text:p>
      <text:p text:style-name="P1">sct@sct-H81M-S:~$ echo hai &gt; file.txt <text:s/>//<text:span text:style-name="T1">Content overwrite</text:span></text:p>
      <text:p text:style-name="P1">sct@sct-H81M-S:~$ gedit file.txt </text:p>
      <text:p text:style-name="P1"/>
      <text:p text:style-name="P1">sct@sct-H81M-S:~$ ls -l &gt;&gt; file.txt //<text:span text:style-name="T1">append data</text:span></text:p>
      <text:p text:style-name="P1">sct@sct-H81M-S:~$ gedit file.txt </text:p>
      <text:p text:style-name="P1">sct@sct-H81M-S:~$ </text:p>
      <text:p text:style-name="P1"/>
      <text:p text:style-name="P5">WC</text:p>
      <text:p text:style-name="P1">sct@sct-H81M-S:~$ wc </text:p>
      <text:p text:style-name="P1">hai </text:p>
      <text:p text:style-name="P1">hello </text:p>
      <text:p text:style-name="P1">jjkkkk </text:p>
      <text:p text:style-name="P1"><text:s text:c="6"/>3 <text:s text:c="6"/>3 <text:s text:c="5"/>17 </text:p>
      <text:p text:style-name="P1">sct@sct-H81M-S:~$ ^C </text:p>
      <text:p text:style-name="P1">sct@sct-H81M-S:~$ </text:p>
      <text:p text:style-name="P2">sct@sct-H81M-S:~$ wc &lt; file.txt </text:p>
      <text:p text:style-name="P2"><text:s text:c="2"/>34 <text:s/>298 1655 </text:p>
      <text:p text:style-name="P2">sct@sct-H81M-S:~$ wc file.txt </text:p>
      <text:p text:style-name="P2"><text:soft-page-break/><text:s text:c="2"/>34 <text:s/>298 1655 file.txt </text:p>
      <text:p text:style-name="P2">sct@sct-H81M-S:~$ </text:p>
      <text:p text:style-name="P2"/>
      <text:p text:style-name="P2"/>
      <text:p text:style-name="P4">CAT</text:p>
      <text:p text:style-name="P3">sct@sct-H81M-S:~$ cat &lt;&lt; EO </text:p>
      <text:p text:style-name="P3">&gt; hai </text:p>
      <text:p text:style-name="P3">&gt; hhjvhf </text:p>
      <text:p text:style-name="P3">&gt; jghjg </text:p>
      <text:p text:style-name="P3">&gt; ghg </text:p>
      <text:p text:style-name="P3">&gt; ser </text:p>
      <text:p text:style-name="P3">&gt; df </text:p>
      <text:p text:style-name="P3">&gt; EO </text:p>
      <text:p text:style-name="P3">hai </text:p>
      <text:p text:style-name="P3">hhjvhf </text:p>
      <text:p text:style-name="P3">jghjg </text:p>
      <text:p text:style-name="P3">ghg </text:p>
      <text:p text:style-name="P3">ser </text:p>
      <text:p text:style-name="P3">df </text:p>
      <text:p text:style-name="P3"/>
      <text:p text:style-name="P3"/>
      <text:p text:style-name="P3">sct@sct-H81M-S:~$ cat &lt;&lt; EOF &gt;file1.txt </text:p>
      <text:p text:style-name="P3">&gt; hello </text:p>
      <text:p text:style-name="P3">&gt; hai </text:p>
      <text:p text:style-name="P3">&gt; hhghg </text:p>
      <text:p text:style-name="P3">&gt; jg </text:p>
      <text:p text:style-name="P3">&gt; dfa </text:p>
      <text:p text:style-name="P3">&gt; EOF </text:p>
      <text:p text:style-name="P3">sct@sct-H81M-S:~$ gedit file1.txt </text:p>
      <text:p text:style-name="P3"/>
      <text:p text:style-name="P6">GREP</text:p>
      <text:p text:style-name="P15">sct@sct-H81M-S:~$ cat file1.txt </text:p>
      <text:p text:style-name="P15">hello </text:p>
      <text:p text:style-name="P15">hai </text:p>
      <text:p text:style-name="P15">hhghg </text:p>
      <text:p text:style-name="P15">jg </text:p>
      <text:p text:style-name="P15">dfa </text:p>
      <text:p text:style-name="P15">sct@sct-H81M-S:~$ grep "dfa" file1.txt </text:p>
      <text:p text:style-name="P15">dfa </text:p>
      <text:p text:style-name="P15">sct@sct-H81M-S:~$ grep "hh" file1.txt </text:p>
      <text:p text:style-name="P15">hhghg </text:p>
      <text:p text:style-name="P15"/>
      <text:p text:style-name="P15">sct@sct-H81M-S:~$ nano file1.txt //file edit</text:p>
      <text:p text:style-name="P15">sct@sct-H81M-S:~$ </text:p>
      <text:p text:style-name="P15"/>
      <text:p text:style-name="P15"/>
      <text:p text:style-name="P15">sct@sct-H81M-S:~$ ls -l | grep "Nov" </text:p>
      <text:p text:style-name="P15">-rwxrwxr-x 1 sct sct 12478 Nov 15 12:11 a.out </text:p>
      <text:p text:style-name="P15">-rw-rw-r-- 1 sct sct 56884 Nov <text:s/>1 12:23 a.pdf.odt </text:p>
      <text:p text:style-name="P15">drwxr-xr-x 2 sct sct <text:s/>4096 Nov 10 16:14 Documents </text:p>
      <text:p text:style-name="P15">drwxr-xr-x 2 sct sct <text:s/>4096 Nov 15 11:13 Downloads </text:p>
      <text:p text:style-name="P15">-rw-rw-r-- 1 sct sct <text:s/>9766 Nov 15 10:58 fib.CPP </text:p>
      <text:p text:style-name="P15"><text:soft-page-break/>-rw-rw-r-- 1 sct sct <text:s/>9766 Nov <text:s/>1 12:39 fib.CPP~ </text:p>
      <text:p text:style-name="P15">-rw-rw-r-- 1 sct sct <text:s/>9263 Nov 15 11:01 FIB.CPP </text:p>
      <text:p text:style-name="P15">-rw-rw-r-- 1 sct sct <text:s/>9263 Nov 15 11:01 FIB.CPP~ </text:p>
      <text:p text:style-name="P15">-rw-rw-r-- 1 sct sct <text:s/>2772 Nov 15 11:13 fibonacci.cpp </text:p>
      <text:p text:style-name="P15">drwxrwxr-x 2 sct sct <text:s/>4096 Nov <text:s/>8 14:26 thara </text:p>
      <text:p text:style-name="P15">-rw-rw-r-- 1 sct sct <text:s text:c="4"/>0 Nov <text:s/>8 11:01 thara.c </text:p>
      <text:p text:style-name="P15">sct@sct-H81M-S:~$ </text:p>
      <text:p text:style-name="P15"/>
      <text:p text:style-name="P10">SORT</text:p>
      <text:p text:style-name="P17">sct@sct-H81M-S:~$ sort file1.txt </text:p>
      <text:p text:style-name="P17">dfa </text:p>
      <text:p text:style-name="P17">hai </text:p>
      <text:p text:style-name="P17">hai </text:p>
      <text:p text:style-name="P17">hai </text:p>
      <text:p text:style-name="P17">haihello </text:p>
      <text:p text:style-name="P17">hhghg </text:p>
      <text:p text:style-name="P17">jg </text:p>
      <text:p text:style-name="P17">sct@sct-H81M-S:~$ sort -r file1.txt </text:p>
      <text:p text:style-name="P17">jg </text:p>
      <text:p text:style-name="P17">hhghg </text:p>
      <text:p text:style-name="P17">haihello </text:p>
      <text:p text:style-name="P17">hai </text:p>
      <text:p text:style-name="P17">hai </text:p>
      <text:p text:style-name="P17">hai </text:p>
      <text:p text:style-name="P17">dfa </text:p>
      <text:p text:style-name="P17"/>
      <text:p text:style-name="P17"/>
      <text:p text:style-name="P18">sct@sct-H81M-S:~$ <text:span text:style-name="T2">ls -l | grep "14" |sort -k 5 -n <text:s/></text:span>// sorting carried out on 5<text:span text:style-name="T6">th</text:span> field based on number(-n)</text:p>
      <text:p text:style-name="P18">-rw-rw-r-- 1 sct sct <text:s text:c="3"/>34 Dec 14 10:44 file1.txt </text:p>
      <text:p text:style-name="P18">-rw-rw-r-- 1 sct sct <text:s text:c="2"/>387 Oct <text:s/>7 12:14 arth_if.py~ </text:p>
      <text:p text:style-name="P18">-rw-rw-r-- 1 sct sct <text:s/>1655 Dec 14 10:08 file.txt </text:p>
      <text:p text:style-name="P18">drwxrwxr-x 2 sct sct <text:s/>4096 Nov <text:s/>8 14:26 thara </text:p>
      <text:p text:style-name="P18">drwxrwxr-x 3 sct sct <text:s/>4096 Oct 22 14:40 PycharmProjects </text:p>
      <text:p text:style-name="P18">drwxrwxr-x 6 sct sct <text:s/>4096 Oct 22 14:04 sct </text:p>
      <text:p text:style-name="P18">drwxrwxr-x 6 sct sct <text:s/>4096 Oct 22 14:15 env </text:p>
      <text:p text:style-name="P18">drwxr-xr-x 2 sct sct <text:s/>4096 Dec 14 11:07 Desktop </text:p>
      <text:p text:style-name="P18">drwxr-xr-x 2 sct sct <text:s/>4096 Nov 10 16:14 Documents </text:p>
      <text:p text:style-name="P18">-rw-r--r-- 1 sct sct <text:s/>8980 Sep 20 20:14 examples.desktop </text:p>
      <text:p text:style-name="P18"/>
      <text:p text:style-name="P7">sct@sct-H81M-S:~$ ls -l | grep "14" |sort -k 6 </text:p>
      <text:p text:style-name="P18">-rw-rw-r-- 1 sct sct <text:s/>1655 Dec 14 10:08 file.txt </text:p>
      <text:p text:style-name="P18">-rw-rw-r-- 1 sct sct <text:s text:c="3"/>34 Dec 14 10:44 file1.txt </text:p>
      <text:p text:style-name="P18">drwxr-xr-x 2 sct sct <text:s/>4096 Dec 14 11:07 Desktop </text:p>
      <text:p text:style-name="P18">drwxr-xr-x 2 sct sct <text:s/>4096 Nov 10 16:14 Documents </text:p>
      <text:p text:style-name="P18">drwxrwxr-x 2 sct sct <text:s/>4096 Nov <text:s/>8 14:26 thara </text:p>
      <text:p text:style-name="P18">drwxrwxr-x 6 sct sct <text:s/>4096 Oct 22 14:04 sct </text:p>
      <text:p text:style-name="P18">drwxrwxr-x 6 sct sct <text:s/>4096 Oct 22 14:15 env </text:p>
      <text:p text:style-name="P18">drwxrwxr-x 3 sct sct <text:s/>4096 Oct 22 14:40 PycharmProjects </text:p>
      <text:p text:style-name="P18">-rw-rw-r-- 1 sct sct <text:s text:c="2"/>387 Oct <text:s/>7 12:14 arth_if.py~ </text:p>
      <text:p text:style-name="P18">-rw-r--r-- 1 sct sct <text:s/>8980 Sep 20 20:14 examples.desktop </text:p>
      <text:p text:style-name="P18">sct@sct-H81M-S:~$ </text:p>
      <text:p text:style-name="P16"><text:soft-page-break/><text:s/><text:span text:style-name="T7">sct@sct-H81M-S:~$ </text:span><text:span text:style-name="T3">pstree </text:span></text:p>
      <text:p text:style-name="P19">init─┬─ModemManager───2*[{ModemManager}] </text:p>
      <text:p text:style-name="P19"><text:s text:c="5"/>├─NetworkManager───3*[{NetworkManager}] </text:p>
      <text:p text:style-name="P19"><text:s text:c="5"/>├─accounts-daemon───2*[{accounts-daemon}] </text:p>
      <text:p text:style-name="P19"><text:s text:c="5"/>├─acpid </text:p>
      <text:p text:style-name="P19"><text:s text:c="5"/>├─avahi-daemon───avahi-daemon </text:p>
      <text:p text:style-name="P19"><text:s text:c="5"/>├─bluetoothd </text:p>
      <text:p text:style-name="P19"><text:s text:c="5"/>├─colord───2*[{colord}] </text:p>
      <text:p text:style-name="P19"><text:s text:c="5"/>├─cron </text:p>
      <text:p text:style-name="P19"><text:s text:c="5"/>├─cups-browsed </text:p>
      <text:p text:style-name="P19"><text:s text:c="5"/>├─cupsd───2*[dbus] </text:p>
      <text:p text:style-name="P19"><text:s text:c="5"/>├─dbus-daemon </text:p>
      <text:p text:style-name="P19"><text:s text:c="5"/>├─6*[getty] </text:p>
      <text:p text:style-name="P19"><text:s text:c="5"/>├─gnome-keyring-d───6*[{gnome-keyring-d}] </text:p>
      <text:p text:style-name="P19"><text:s text:c="5"/>├─irqbalance </text:p>
      <text:p text:style-name="P19"><text:s text:c="5"/>├─kerneloops </text:p>
      <text:p text:style-name="P19"><text:s text:c="5"/>├─lightdm─┬─Xorg───2*[{Xorg}] </text:p>
      <text:p text:style-name="P19"><text:s text:c="5"/>│ <text:s text:c="8"/>├─lightdm─┬─init─┬─at-spi-bus-laun─┬─dbus-daemon </text:p>
      <text:p text:style-name="P19"><text:s text:c="5"/>│ <text:s text:c="8"/>│ <text:s text:c="8"/>│ <text:s text:c="5"/>│ <text:s text:c="16"/>└─3*[{at-spi-bus-laun}] </text:p>
      <text:p text:style-name="P19"><text:s text:c="5"/>│ <text:s text:c="8"/>│ <text:s text:c="8"/>│ <text:s text:c="5"/>├─at-spi2-registr───{at-spi2-registr} </text:p>
      <text:p text:style-name="P19"><text:s text:c="5"/>│ <text:s text:c="8"/>│ <text:s text:c="8"/>│ <text:s text:c="5"/>├─bamfdaemon───3*[{bamfdaemon}] </text:p>
      <text:p text:style-name="P19"><text:s text:c="5"/>│ <text:s text:c="8"/>│ <text:s text:c="8"/>│ <text:s text:c="5"/>├─dbus-daemon </text:p>
      <text:p text:style-name="P19"><text:s text:c="5"/>│ <text:s text:c="8"/>│ <text:s text:c="8"/>│ <text:s text:c="5"/>├─dconf-service───2*[{dconf-service}] </text:p>
      <text:p text:style-name="P19"><text:s text:c="5"/>│ <text:s text:c="8"/>│ <text:s text:c="8"/>│ <text:s text:c="5"/>├─evolution-calen───4*[{evolution-calen}] </text:p>
      <text:p text:style-name="P19"><text:s text:c="5"/>│ <text:s text:c="8"/>│ <text:s text:c="8"/>│ <text:s text:c="5"/>├─evolution-sourc───2*[{evolution-sourc}] </text:p>
      <text:p text:style-name="P19"><text:s text:c="5"/>│ <text:s text:c="8"/>│ <text:s text:c="8"/>│ <text:s text:c="5"/>├─firefox───38*[{firefox}] </text:p>
      <text:p text:style-name="P19"><text:s text:c="5"/>│ <text:s text:c="8"/>│ <text:s text:c="8"/>│ <text:s text:c="5"/>├─gconfd-2 </text:p>
      <text:p text:style-name="P19"><text:s text:c="5"/>│ <text:s text:c="8"/>│ <text:s text:c="8"/>│ <text:s text:c="5"/>├─gnome-session─┬─compiz───7*[{compiz}] </text:p>
      <text:p text:style-name="P19"><text:s text:c="5"/>│ <text:s text:c="8"/>│ <text:s text:c="8"/>│ <text:s text:c="5"/>│ <text:s text:c="14"/>├─deja-dup-monito───2*[{deja-dup-monito}] </text:p>
      <text:p text:style-name="P19"><text:s text:c="5"/>│ <text:s text:c="8"/>│ <text:s text:c="8"/>│ <text:s text:c="5"/>│ <text:s text:c="14"/>├─nautilus───3*[{nautilus}] </text:p>
      <text:p text:style-name="P19"><text:s text:c="5"/>│ <text:s text:c="8"/>│ <text:s text:c="8"/>│ <text:s text:c="5"/>│ <text:s text:c="14"/>├─nm-applet───2*[{nm-applet}] </text:p>
      <text:p text:style-name="P19"><text:s text:c="5"/>│ <text:s text:c="8"/>│ <text:s text:c="8"/>│ <text:s text:c="5"/>│ <text:s text:c="14"/>├─polkit-gnome-au───2*[{polkit-gnome-au}] </text:p>
      <text:p text:style-name="P19"><text:s text:c="5"/>│ <text:s text:c="8"/>│ <text:s text:c="8"/>│ <text:s text:c="5"/>│ <text:s text:c="14"/>├─telepathy-indic───2*[{telepathy-indic}] </text:p>
      <text:p text:style-name="P19"><text:s text:c="5"/>│ <text:s text:c="8"/>│ <text:s text:c="8"/>│ <text:s text:c="5"/>│ <text:s text:c="14"/>├─unity-fallback-───2*[{unity-fallback-}] </text:p>
      <text:p text:style-name="P19"><text:s text:c="5"/>│ <text:s text:c="8"/>│ <text:s text:c="8"/>│ <text:s text:c="5"/>│ <text:s text:c="14"/>├─update-notifier───3*[{update-notifier}] </text:p>
      <text:p text:style-name="P19"><text:s text:c="5"/>│ <text:s text:c="8"/>│ <text:s text:c="8"/>│ <text:s text:c="5"/>│ <text:s text:c="14"/>└─3*[{gnome-session}] </text:p>
      <text:p text:style-name="P19"><text:s text:c="5"/>│ <text:s text:c="8"/>│ <text:s text:c="8"/>│ <text:s text:c="5"/>├─gnome-terminal─┬─bash───pstree </text:p>
      <text:p text:style-name="P19"><text:s text:c="5"/>│ <text:s text:c="8"/>│ <text:s text:c="8"/>│ <text:s text:c="5"/>│ <text:s text:c="15"/>├─gnome-pty-helpe </text:p>
      <text:p text:style-name="P19"><text:s text:c="5"/>│ <text:s text:c="8"/>│ <text:s text:c="8"/>│ <text:s text:c="5"/>│ <text:s text:c="15"/>└─3*[{gnome-terminal}] </text:p>
      <text:p text:style-name="P19"><text:s text:c="5"/>│ <text:s text:c="8"/>│ <text:s text:c="8"/>│ <text:s text:c="5"/>├─gvfs-afc-volume───2*[{gvfs-afc-volume}] </text:p>
      <text:p text:style-name="P19"><text:s text:c="5"/>│ <text:s text:c="8"/>│ <text:s text:c="8"/>│ <text:s text:c="5"/>├─gvfs-gphoto2-vo───{gvfs-gphoto2-vo} </text:p>
      <text:p text:style-name="P19"><text:s text:c="5"/>│ <text:s text:c="8"/>│ <text:s text:c="8"/>│ <text:s text:c="5"/>├─gvfs-mtp-volume───{gvfs-mtp-volume} </text:p>
      <text:p text:style-name="P19"><text:s text:c="5"/>│ <text:s text:c="8"/>│ <text:s text:c="8"/>│ <text:s text:c="5"/>├─gvfs-udisks2-vo───2*[{gvfs-udisks2-vo}] </text:p>
      <text:p text:style-name="P19"><text:s text:c="5"/>│ <text:s text:c="8"/>│ <text:s text:c="8"/>│ <text:s text:c="5"/>├─gvfsd───{gvfsd} </text:p>
      <text:p text:style-name="P19"><text:s text:c="5"/>│ <text:s text:c="8"/>│ <text:s text:c="8"/>│ <text:s text:c="5"/>├─gvfsd-burn───{gvfsd-burn} </text:p>
      <text:p text:style-name="P19"><text:s text:c="5"/>│ <text:s text:c="8"/>│ <text:s text:c="8"/>│ <text:s text:c="5"/>├─gvfsd-fuse───4*[{gvfsd-fuse}] </text:p>
      <text:p text:style-name="P19"><text:s text:c="5"/>│ <text:s text:c="8"/>│ <text:s text:c="8"/>│ <text:s text:c="5"/>├─gvfsd-metadata───{gvfsd-metadata} </text:p>
      <text:p text:style-name="P19"><text:s text:c="5"/>│ <text:s text:c="8"/>│ <text:s text:c="8"/>│ <text:s text:c="5"/>├─gvfsd-trash───2*[{gvfsd-trash}] </text:p>
      <text:p text:style-name="P19"><text:s text:c="5"/>│ <text:s text:c="8"/>│ <text:s text:c="8"/>│ <text:s text:c="5"/>├─hud-service───3*[{hud-service}] </text:p>
      <text:p text:style-name="P19"><text:s text:c="5"/>│ <text:s text:c="8"/>│ <text:s text:c="8"/>│ <text:s text:c="5"/>├─ibus-daemon─┬─ibus-dconf───3*[{ibus-dconf}] </text:p>
      <text:p text:style-name="P19"><text:s text:c="5"/>│ <text:s text:c="8"/>│ <text:s text:c="8"/>│ <text:s text:c="5"/>│ <text:s text:c="12"/>├─ibus-engine-sim───2*[{ibus-engine-sim}] </text:p>
      <text:p text:style-name="P19"><text:s text:c="5"/>│ <text:s text:c="8"/>│ <text:s text:c="8"/>│ <text:s text:c="5"/>│ <text:s text:c="12"/>├─ibus-ui-gtk3───3*[{ibus-ui-gtk3}] </text:p>
      <text:p text:style-name="P19"><text:soft-page-break/><text:s text:c="5"/>│ <text:s text:c="8"/>│ <text:s text:c="8"/>│ <text:s text:c="5"/>│ <text:s text:c="12"/>└─2*[{ibus-daemon}] </text:p>
      <text:p text:style-name="P19"><text:s text:c="5"/>│ <text:s text:c="8"/>│ <text:s text:c="8"/>│ <text:s text:c="5"/>├─ibus-x11───3*[{ibus-x11}] </text:p>
      <text:p text:style-name="P19"><text:s text:c="5"/>│ <text:s text:c="8"/>│ <text:s text:c="8"/>│ <text:s text:c="5"/>├─indicator-appli───{indicator-appli} </text:p>
      <text:p text:style-name="P19"><text:s text:c="5"/>│ <text:s text:c="8"/>│ <text:s text:c="8"/>│ <text:s text:c="5"/>├─indicator-bluet───2*[{indicator-bluet}] </text:p>
      <text:p text:style-name="P19"><text:s text:c="5"/>│ <text:s text:c="8"/>│ <text:s text:c="8"/>│ <text:s text:c="5"/>├─indicator-datet───5*[{indicator-datet}] </text:p>
      <text:p text:style-name="P19"><text:s text:c="5"/>│ <text:s text:c="8"/>│ <text:s text:c="8"/>│ <text:s text:c="5"/>├─indicator-keybo───2*[{indicator-keybo}] </text:p>
      <text:p text:style-name="P19"><text:s text:c="5"/>│ <text:s text:c="8"/>│ <text:s text:c="8"/>│ <text:s text:c="5"/>├─indicator-messa───3*[{indicator-messa}] </text:p>
      <text:p text:style-name="P19"><text:s text:c="5"/>│ <text:s text:c="8"/>│ <text:s text:c="8"/>│ <text:s text:c="5"/>├─indicator-power───2*[{indicator-power}] </text:p>
      <text:p text:style-name="P19"><text:s text:c="5"/>│ <text:s text:c="8"/>│ <text:s text:c="8"/>│ <text:s text:c="5"/>├─indicator-print───2*[{indicator-print}] </text:p>
      <text:p text:style-name="P19"><text:s text:c="5"/>│ <text:s text:c="8"/>│ <text:s text:c="8"/>│ <text:s text:c="5"/>├─indicator-sessi───2*[{indicator-sessi}] </text:p>
      <text:p text:style-name="P19"><text:s text:c="5"/>│ <text:s text:c="8"/>│ <text:s text:c="8"/>│ <text:s text:c="5"/>├─indicator-sound───3*[{indicator-sound}] </text:p>
      <text:p text:style-name="P19"><text:s text:c="5"/>│ <text:s text:c="8"/>│ <text:s text:c="8"/>│ <text:s text:c="5"/>├─mission-control───2*[{mission-control}] </text:p>
      <text:p text:style-name="P19"><text:s text:c="5"/>│ <text:s text:c="8"/>│ <text:s text:c="8"/>│ <text:s text:c="5"/>├─notify-osd───2*[{notify-osd}] </text:p>
      <text:p text:style-name="P19"><text:s text:c="5"/>│ <text:s text:c="8"/>│ <text:s text:c="8"/>│ <text:s text:c="5"/>├─oosplash─┬─soffice.bin───7*[{soffice.bin}] </text:p>
      <text:p text:style-name="P19"><text:s text:c="5"/>│ <text:s text:c="8"/>│ <text:s text:c="8"/>│ <text:s text:c="5"/>│ <text:s text:c="9"/>└─2*[{oosplash}] </text:p>
      <text:p text:style-name="P19"><text:s text:c="5"/>│ <text:s text:c="8"/>│ <text:s text:c="8"/>│ <text:s text:c="5"/>├─pulseaudio───3*[{pulseaudio}] </text:p>
      <text:p text:style-name="P19"><text:s text:c="5"/>│ <text:s text:c="8"/>│ <text:s text:c="8"/>│ <text:s text:c="5"/>├─ssh-agent </text:p>
      <text:p text:style-name="P19"><text:s text:c="5"/>│ <text:s text:c="8"/>│ <text:s text:c="8"/>│ <text:s text:c="5"/>├─unity-files-dae───7*[{unity-files-dae}] </text:p>
      <text:p text:style-name="P19"><text:s text:c="5"/>│ <text:s text:c="8"/>│ <text:s text:c="8"/>│ <text:s text:c="5"/>├─unity-music-dae───2*[{unity-music-dae}] </text:p>
      <text:p text:style-name="P19"><text:s text:c="5"/>│ <text:s text:c="8"/>│ <text:s text:c="8"/>│ <text:s text:c="5"/>├─unity-panel-ser───2*[{unity-panel-ser}] </text:p>
      <text:p text:style-name="P19"><text:s text:c="5"/>│ <text:s text:c="8"/>│ <text:s text:c="8"/>│ <text:s text:c="5"/>├─unity-scope-hom───2*[{unity-scope-hom}] </text:p>
      <text:p text:style-name="P19"><text:s text:c="5"/>│ <text:s text:c="8"/>│ <text:s text:c="8"/>│ <text:s text:c="5"/>├─unity-scope-loa───3*[{unity-scope-loa}] </text:p>
      <text:p text:style-name="P19"><text:s text:c="5"/>│ <text:s text:c="8"/>│ <text:s text:c="8"/>│ <text:s text:c="5"/>├─unity-settings-───3*[{unity-settings-}] </text:p>
      <text:p text:style-name="P19"><text:s text:c="5"/>│ <text:s text:c="8"/>│ <text:s text:c="8"/>│ <text:s text:c="5"/>├─unity-webapps-s───2*[{unity-webapps-s}] </text:p>
      <text:p text:style-name="P19"><text:s text:c="5"/>│ <text:s text:c="8"/>│ <text:s text:c="8"/>│ <text:s text:c="5"/>├─2*[upstart-dbus-br] </text:p>
      <text:p text:style-name="P19"><text:s text:c="5"/>│ <text:s text:c="8"/>│ <text:s text:c="8"/>│ <text:s text:c="5"/>├─upstart-event-b </text:p>
      <text:p text:style-name="P19"><text:s text:c="5"/>│ <text:s text:c="8"/>│ <text:s text:c="8"/>│ <text:s text:c="5"/>├─upstart-file-br </text:p>
      <text:p text:style-name="P19"><text:s text:c="5"/>│ <text:s text:c="8"/>│ <text:s text:c="8"/>│ <text:s text:c="5"/>├─window-stack-br </text:p>
      <text:p text:style-name="P19"><text:s text:c="5"/>│ <text:s text:c="8"/>│ <text:s text:c="8"/>│ <text:s text:c="5"/>├─zeitgeist-daemo───{zeitgeist-daemo} </text:p>
      <text:p text:style-name="P19"><text:s text:c="5"/>│ <text:s text:c="8"/>│ <text:s text:c="8"/>│ <text:s text:c="5"/>├─zeitgeist-datah───6*[{zeitgeist-datah}] </text:p>
      <text:p text:style-name="P19"><text:s text:c="5"/>│ <text:s text:c="8"/>│ <text:s text:c="8"/>│ <text:s text:c="5"/>└─zeitgeist-fts─┬─cat </text:p>
      <text:p text:style-name="P19"><text:s text:c="5"/>│ <text:s text:c="8"/>│ <text:s text:c="8"/>│ <text:s text:c="21"/>└─2*[{zeitgeist-fts}] </text:p>
      <text:p text:style-name="P19"><text:s text:c="5"/>│ <text:s text:c="8"/>│ <text:s text:c="8"/>└─{lightdm} </text:p>
      <text:p text:style-name="P19"><text:s text:c="5"/>│ <text:s text:c="8"/>└─2*[{lightdm}] </text:p>
      <text:p text:style-name="P19"><text:s text:c="5"/>├─polkitd───2*[{polkitd}] </text:p>
      <text:p text:style-name="P19"><text:s text:c="5"/>├─rsyslogd───3*[{rsyslogd}] </text:p>
      <text:p text:style-name="P19"><text:s text:c="5"/>├─rtkit-daemon───2*[{rtkit-daemon}] </text:p>
      <text:p text:style-name="P19"><text:s text:c="5"/>├─systemd-logind </text:p>
      <text:p text:style-name="P19"><text:s text:c="5"/>├─systemd-udevd </text:p>
      <text:p text:style-name="P19"><text:s text:c="5"/>├─udisksd───5*[{udisksd}] </text:p>
      <text:p text:style-name="P19"><text:s text:c="5"/>├─upowerd───2*[{upowerd}] </text:p>
      <text:p text:style-name="P19"><text:s text:c="5"/>├─upstart-file-br </text:p>
      <text:p text:style-name="P19"><text:s text:c="5"/>├─upstart-socket- </text:p>
      <text:p text:style-name="P19"><text:s text:c="5"/>├─upstart-udev-br </text:p>
      <text:p text:style-name="P19"><text:s text:c="5"/>└─whoopsie───2*[{whoopsie}] </text:p>
      <text:p text:style-name="P1"/>
      <text:p text:style-name="P1"/>
      <text:p text:style-name="P1"/>
      <text:p text:style-name="P20">sct@sct-H81M-S:~$ <text:span text:style-name="T2">ps -l </text:span></text:p>
      <text:p text:style-name="P20">F S <text:s text:c="2"/>UID <text:s text:c="2"/>PID <text:s/>PPID <text:s/>C PRI <text:s/>NI ADDR SZ WCHAN <text:s/>TTY <text:s text:c="9"/>TIME CMD </text:p>
      <text:p text:style-name="P20">0 S <text:s/>1000 <text:s/>3207 <text:s/>3198 <text:s/>0 <text:s/>80 <text:s text:c="2"/>0 - <text:s/>1746 wait <text:s text:c="2"/>pts/0 <text:s text:c="3"/>00:00:00 bash </text:p>
      <text:p text:style-name="P20">0 R <text:s/>1000 <text:s/>3439 <text:s/>3207 <text:s/>0 <text:s/>80 <text:s text:c="2"/>0 - <text:s/>1247 - <text:s text:c="5"/>pts/0 <text:s text:c="3"/>00:00:00 ps </text:p>
      <text:p text:style-name="P21"><text:soft-page-break/>sct@sct-H81M-S:~$ <text:span text:style-name="T2">ps -f </text:span></text:p>
      <text:p text:style-name="P21">UID <text:s text:c="7"/>PID <text:s/>PPID <text:s/>C STIME TTY <text:s text:c="9"/>TIME CMD </text:p>
      <text:p text:style-name="P21">sct <text:s text:c="6"/>3207 <text:s/>3198 <text:s/>0 10:34 pts/0 <text:s text:c="3"/>00:00:00 bash </text:p>
      <text:p text:style-name="P21">sct <text:s text:c="6"/>3444 <text:s/>3207 <text:s/>0 11:42 pts/0 <text:s text:c="3"/>00:00:00 ps -f </text:p>
      <text:p text:style-name="P21">sct@sct-H81M-S:~$ <text:span text:style-name="T2">sudo su </text:span></text:p>
      <text:p text:style-name="P21">[sudo] password for sct: </text:p>
      <text:p text:style-name="P21">root@sct-H81M-S:/home/sct# <text:span text:style-name="T2">ps -f </text:span></text:p>
      <text:p text:style-name="P21">UID <text:s text:c="7"/>PID <text:s/>PPID <text:s/>C STIME TTY <text:s text:c="9"/>TIME CMD </text:p>
      <text:p text:style-name="P21">root <text:s text:c="5"/>3459 <text:s/>3207 <text:s/>0 11:45 pts/0 <text:s text:c="3"/>00:00:00 sudo su </text:p>
      <text:p text:style-name="P21">root <text:s text:c="5"/>3460 <text:s/>3459 <text:s/>0 11:45 pts/0 <text:s text:c="3"/>00:00:00 su </text:p>
      <text:p text:style-name="P21">root <text:s text:c="5"/>3461 <text:s/>3460 <text:s/>0 11:45 pts/0 <text:s text:c="3"/>00:00:00 bash </text:p>
      <text:p text:style-name="P21">root <text:s text:c="5"/>3471 <text:s/>3461 <text:s/>0 11:45 pts/0 <text:s text:c="3"/>00:00:00 ps -f </text:p>
      <text:p text:style-name="P21">root@sct-H81M-S:/home/sct# </text:p>
      <text:p text:style-name="P21"/>
      <text:p text:style-name="P21"/>
      <text:p text:style-name="P8">root@sct-H81M-S:/home/sct# jobs </text:p>
      <text:p text:style-name="P22">root@sct-H81M-S:/home/sct# gedit file.txt </text:p>
      <text:p text:style-name="P22">^Z </text:p>
      <text:p text:style-name="P22">[1]+ <text:s/>Stopped <text:s text:c="16"/>gedit file.txt </text:p>
      <text:p text:style-name="P22">root@sct-H81M-S:/home/sct# gedit file1.txt </text:p>
      <text:p text:style-name="P22">^Z </text:p>
      <text:p text:style-name="P22">[2]+ <text:s/>Stopped <text:s text:c="16"/>gedit file1.txt </text:p>
      <text:p text:style-name="P8">root@sct-H81M-S:/home/sct# jobs </text:p>
      <text:p text:style-name="P22">[1]- <text:s/>Stopped <text:s text:c="16"/>gedit file.txt </text:p>
      <text:p text:style-name="P22">[2]+ <text:s/>Stopped <text:s text:c="16"/>gedit file1.txt </text:p>
      <text:p text:style-name="P22"/>
      <text:p text:style-name="P8">root@sct-H81M-S:/home/sct# kill %1 </text:p>
      <text:p text:style-name="P22"/>
      <text:p text:style-name="P22">[1]- <text:s/>Stopped <text:s text:c="16"/>gedit file.txt </text:p>
      <text:p text:style-name="P22">root@sct-H81M-S:/home/sct# jobs </text:p>
      <text:p text:style-name="P22">[1]- <text:s/>Terminated <text:s text:c="13"/>gedit file.txt </text:p>
      <text:p text:style-name="P22">[2]+ <text:s/>Stopped <text:s text:c="16"/>gedit file1.txt </text:p>
      <text:p text:style-name="P22">root@sct-H81M-S:/home/sct# fg </text:p>
      <text:p text:style-name="P22">gedit file1.txt </text:p>
      <text:p text:style-name="P22">Failed to register: Timeout was reached </text:p>
      <text:p text:style-name="P22">root@sct-H81M-S:/home/sct# </text:p>
      <text:p text:style-name="P22"/>
      <text:p text:style-name="P9">root@sct-H81M-S:/home/sct# top </text:p>
      <text:p text:style-name="P23"/>
      <text:p text:style-name="P23">top - 12:34:39 up <text:s/>2:57, <text:s/>2 users, <text:s/>load average: 0.00, 0.01, 0.05 </text:p>
      <text:p text:style-name="P23">Tasks: 190 total, <text:s text:c="2"/>1 running, 188 sleeping, <text:s text:c="2"/>1 stopped, <text:s text:c="2"/>0 zombie </text:p>
      <text:p text:style-name="P23">%Cpu(s): <text:s/>2.1 us, <text:s/>0.5 sy, <text:s/>0.0 ni, 97.2 id, <text:s/>0.2 wa, <text:s/>0.0 hi, <text:s/>0.0 si, <text:s/>0.0 st </text:p>
      <text:p text:style-name="P23">KiB Mem: <text:s text:c="2"/>4033428 total, <text:s/>1777460 used, <text:s/>2255968 free, <text:s text:c="2"/>102856 buffers </text:p>
      <text:p text:style-name="P23">KiB Swap: <text:s/>4089852 total, <text:s text:c="7"/>0 used, <text:s/>4089852 free. <text:s/>1008912 cached Mem </text:p>
      <text:p text:style-name="P23"/>
      <text:p text:style-name="P23"><text:s text:c="2"/>PID USER <text:s text:c="5"/>PR <text:s/>NI <text:s text:c="3"/>VIRT <text:s text:c="3"/>RES <text:s text:c="3"/>SHR S <text:s/>%CPU %MEM <text:s text:c="4"/>TIME+ COMMAND <text:s text:c="68"/></text:p>
      <text:p text:style-name="P23"><text:s/>1978 sct <text:s text:c="6"/>20 <text:s text:c="2"/>0 <text:s/>315012 <text:s/>70404 <text:s/>30516 S <text:s text:c="2"/>5.7 <text:s/>1.7 <text:s text:c="2"/>1:33.73 compiz <text:s text:c="69"/></text:p>
      <text:p text:style-name="P23"><text:s/>3198 sct <text:s text:c="6"/>20 <text:s text:c="2"/>0 <text:s/>165796 <text:s/>21944 <text:s/>14688 S <text:s text:c="2"/>2.7 <text:s/>0.5 <text:s text:c="2"/>0:19.67 gnome-terminal <text:s text:c="61"/></text:p>
      <text:p text:style-name="P23"><text:s text:c="2"/>982 root <text:s text:c="5"/>20 <text:s text:c="2"/>0 <text:s/>168180 <text:s/>45936 <text:s/>34452 S <text:s text:c="2"/>2.3 <text:s/>1.1 <text:s text:c="2"/>1:27.21 Xorg <text:s text:c="72"/></text:p>
      <text:p text:style-name="P23"><text:s/>2132 sct <text:s text:c="6"/>20 <text:s text:c="2"/>0 <text:s/>653952 186840 <text:s/>44252 S <text:s text:c="2"/>0.7 <text:s/>4.6 <text:s text:c="2"/>1:29.30 firefox <text:s text:c="68"/></text:p>
      <text:p text:style-name="P23"><text:s/>1675 sct <text:s text:c="6"/>20 <text:s text:c="2"/>0 <text:s text:c="2"/>49036 <text:s text:c="2"/>4772 <text:s text:c="2"/>3468 S <text:s text:c="2"/>0.3 <text:s/>0.1 <text:s text:c="2"/>0:11.65 ibus-daemon <text:s text:c="64"/></text:p>
      <text:p text:style-name="P23"><text:s/>4680 root <text:s text:c="5"/>20 <text:s text:c="2"/>0 <text:s text:c="3"/>5552 <text:s text:c="2"/>1436 <text:s text:c="2"/>1004 R <text:s text:c="2"/>0.3 <text:s/>0.0 <text:s text:c="2"/>0:00.26 top <text:s text:c="72"/></text:p>
      <text:p text:style-name="P23"><text:soft-page-break/><text:s text:c="4"/>1 root <text:s text:c="5"/>20 <text:s text:c="2"/>0 <text:s text:c="3"/>4576 <text:s text:c="2"/>2540 <text:s text:c="2"/>1424 S <text:s text:c="2"/>0.0 <text:s/>0.1 <text:s text:c="2"/>0:01.02 init <text:s text:c="71"/></text:p>
      <text:p text:style-name="P23"><text:s text:c="4"/>2 root <text:s text:c="5"/>20 <text:s text:c="2"/>0 <text:s text:c="6"/>0 <text:s text:c="5"/>0 <text:s text:c="5"/>0 S <text:s text:c="2"/>0.0 <text:s/>0.0 <text:s text:c="2"/>0:00.00 kthreadd <text:s text:c="67"/></text:p>
      <text:p text:style-name="P23"><text:s text:c="4"/>3 root <text:s text:c="5"/>20 <text:s text:c="2"/>0 <text:s text:c="6"/>0 <text:s text:c="5"/>0 <text:s text:c="5"/>0 S <text:s text:c="2"/>0.0 <text:s/>0.0 <text:s text:c="2"/>0:00.06 ksoftirqd/0 <text:s text:c="64"/></text:p>
      <text:p text:style-name="P23"><text:s text:c="4"/>5 root <text:s text:c="6"/>0 -20 <text:s text:c="6"/>0 <text:s text:c="5"/>0 <text:s text:c="5"/>0 S <text:s text:c="2"/>0.0 <text:s/>0.0 <text:s text:c="2"/>0:00.00 kworker/0:0H <text:s text:c="63"/></text:p>
      <text:p text:style-name="P23"><text:s text:c="4"/>7 root <text:s text:c="5"/>20 <text:s text:c="2"/>0 <text:s text:c="6"/>0 <text:s text:c="5"/>0 <text:s text:c="5"/>0 S <text:s text:c="2"/>0.0 <text:s/>0.0 <text:s text:c="2"/>0:00.72 rcu_sched <text:s text:c="66"/></text:p>
      <text:p text:style-name="P23"><text:s text:c="4"/>8 root <text:s text:c="5"/>20 <text:s text:c="2"/>0 <text:s text:c="6"/>0 <text:s text:c="5"/>0 <text:s text:c="5"/>0 S <text:s text:c="2"/>0.0 <text:s/>0.0 <text:s text:c="2"/>0:00.00 rcu_bh <text:s text:c="69"/></text:p>
      <text:p text:style-name="P23"><text:s text:c="4"/>9 root <text:s text:c="5"/>rt <text:s text:c="2"/>0 <text:s text:c="6"/>0 <text:s text:c="5"/>0 <text:s text:c="5"/>0 S <text:s text:c="2"/>0.0 <text:s/>0.0 <text:s text:c="2"/>0:00.03 migration/0 <text:s text:c="64"/></text:p>
      <text:p text:style-name="P23"><text:s text:c="3"/>10 root <text:s text:c="5"/>rt <text:s text:c="2"/>0 <text:s text:c="6"/>0 <text:s text:c="5"/>0 <text:s text:c="5"/>0 S <text:s text:c="2"/>0.0 <text:s/>0.0 <text:s text:c="2"/>0:00.04 watchdog/0 <text:s text:c="65"/></text:p>
      <text:p text:style-name="P23"><text:s text:c="3"/>11 root <text:s text:c="5"/>rt <text:s text:c="2"/>0 <text:s text:c="6"/>0 <text:s text:c="5"/>0 <text:s text:c="5"/>0 S <text:s text:c="2"/>0.0 <text:s/>0.0 <text:s text:c="2"/>0:00.04 watchdog/1 <text:s text:c="65"/></text:p>
      <text:p text:style-name="P23"><text:s text:c="3"/>12 root <text:s text:c="5"/>rt <text:s text:c="2"/>0 <text:s text:c="6"/>0 <text:s text:c="5"/>0 <text:s text:c="5"/>0 S <text:s text:c="2"/>0.0 <text:s/>0.0 <text:s text:c="2"/>0:00.00 migration/1 <text:s text:c="64"/></text:p>
      <text:p text:style-name="P23"><text:s text:c="3"/>13 root <text:s text:c="5"/>20 <text:s text:c="2"/>0 <text:s text:c="6"/>0 <text:s text:c="5"/>0 <text:s text:c="5"/>0 S <text:s text:c="2"/>0.0 <text:s/>0.0 <text:s text:c="2"/>0:00.05 ksoftirqd/1 <text:s text:c="64"/></text:p>
      <text:p text:style-name="P23"><text:s text:c="3"/>15 root <text:s text:c="6"/>0 -20 <text:s text:c="6"/>0 <text:s text:c="5"/>0 <text:s text:c="5"/>0 S <text:s text:c="2"/>0.0 <text:s/>0.0 <text:s text:c="2"/>0:00.00 kworker/1:0H <text:s text:c="63"/></text:p>
      <text:p text:style-name="P23"><text:s text:c="3"/>16 root <text:s text:c="5"/>rt <text:s text:c="2"/>0 <text:s text:c="6"/>0 <text:s text:c="5"/>0 <text:s text:c="5"/>0 S <text:s text:c="2"/>0.0 <text:s/>0.0 <text:s text:c="2"/>0:00.04 watchdog/2 <text:s text:c="65"/></text:p>
      <text:p text:style-name="P23"><text:s text:c="3"/>17 root <text:s text:c="5"/>rt <text:s text:c="2"/>0 <text:s text:c="6"/>0 <text:s text:c="5"/>0 <text:s text:c="5"/>0 S <text:s text:c="2"/>0.0 <text:s/>0.0 <text:s text:c="2"/>0:00.00 migration/2 <text:s text:c="64"/></text:p>
      <text:p text:style-name="P23"><text:s text:c="3"/>18 root <text:s text:c="5"/>20 <text:s text:c="2"/>0 <text:s text:c="6"/>0 <text:s text:c="5"/>0 <text:s text:c="5"/>0 S <text:s text:c="2"/>0.0 <text:s/>0.0 <text:s text:c="2"/>0:00.10 ksoftirqd/2 <text:s text:c="64"/></text:p>
      <text:p text:style-name="P23"><text:s text:c="3"/>19 root <text:s text:c="5"/>20 <text:s text:c="2"/>0 <text:s text:c="6"/>0 <text:s text:c="5"/>0 <text:s text:c="5"/>0 S <text:s text:c="2"/>0.0 <text:s/>0.0 <text:s text:c="2"/>0:00.00 kworker/2:0 <text:s text:c="64"/></text:p>
      <text:p text:style-name="P23"><text:s text:c="3"/>20 root <text:s text:c="6"/>0 -20 <text:s text:c="6"/>0 <text:s text:c="5"/>0 <text:s text:c="5"/>0 S <text:s text:c="2"/>0.0 <text:s/>0.0 <text:s text:c="2"/>0:00.00 kworker/2:0H <text:s text:c="63"/></text:p>
      <text:p text:style-name="P23"><text:s text:c="3"/>21 root <text:s text:c="5"/>rt <text:s text:c="2"/>0 <text:s text:c="6"/>0 <text:s text:c="5"/>0 <text:s text:c="5"/>0 S <text:s text:c="2"/>0.0 <text:s/>0.0 <text:s text:c="2"/>0:00.04 watchdog/3 <text:s text:c="65"/></text:p>
      <text:p text:style-name="P23"><text:s text:c="3"/>22 root <text:s text:c="5"/>rt <text:s text:c="2"/>0 <text:s text:c="6"/>0 <text:s text:c="5"/>0 <text:s text:c="5"/>0 S <text:s text:c="2"/>0.0 <text:s/>0.0 <text:s text:c="2"/>0:00.00 migration/3 <text:s text:c="64"/></text:p>
      <text:p text:style-name="P23"><text:s text:c="3"/>23 root <text:s text:c="5"/>20 <text:s text:c="2"/>0 <text:s text:c="6"/>0 <text:s text:c="5"/>0 <text:s text:c="5"/>0 S <text:s text:c="2"/>0.0 <text:s/>0.0 <text:s text:c="2"/>0:00.06 ksoftirqd/3 <text:s text:c="64"/></text:p>
      <text:p text:style-name="P23"><text:s text:c="3"/>25 root <text:s text:c="6"/>0 -20 <text:s text:c="6"/>0 <text:s text:c="5"/>0 <text:s text:c="5"/>0 S <text:s text:c="2"/>0.0 <text:s/>0.0 <text:s text:c="2"/>0:00.00 kworker/3:0H <text:s text:c="63"/></text:p>
      <text:p text:style-name="P23"><text:s text:c="3"/>26 root <text:s text:c="6"/>0 -20 <text:s text:c="6"/>0 <text:s text:c="5"/>0 <text:s text:c="5"/>0 S <text:s text:c="2"/>0.0 <text:s/>0.0 <text:s text:c="2"/>0:00.00 khelper <text:s text:c="68"/></text:p>
      <text:p text:style-name="P23"><text:s text:c="3"/>27 root <text:s text:c="5"/>20 <text:s text:c="2"/>0 <text:s text:c="6"/>0 <text:s text:c="5"/>0 <text:s text:c="5"/>0 S <text:s text:c="2"/>0.0 <text:s/>0.0 <text:s text:c="2"/>0:00.00 kdevtmpfs <text:s text:c="67"/></text:p>
      <text:p text:style-name="P23"><text:s text:c="3"/>28 root <text:s text:c="6"/>0 -20 <text:s text:c="6"/>0 <text:s text:c="5"/>0 <text:s text:c="5"/>0 S <text:s text:c="2"/>0.0 <text:s/>0.0 <text:s text:c="2"/>0:00.00 netns <text:s text:c="70"/></text:p>
      <text:p text:style-name="P23"><text:s text:c="3"/>29 root <text:s text:c="6"/>0 -20 <text:s text:c="6"/>0 <text:s text:c="5"/>0 <text:s text:c="5"/>0 S <text:s text:c="2"/>0.0 <text:s/>0.0 <text:s text:c="2"/>0:00.00 writeback <text:s text:c="66"/></text:p>
      <text:p text:style-name="P23"><text:s text:c="3"/>30 root <text:s text:c="6"/>0 -20 <text:s text:c="6"/>0 <text:s text:c="5"/>0 <text:s text:c="5"/>0 S <text:s text:c="2"/>0.0 <text:s/>0.0 <text:s text:c="2"/>0:00.00 kintegrityd <text:s text:c="64"/></text:p>
      <text:p text:style-name="P23"><text:s text:c="3"/>31 root <text:s text:c="6"/>0 -20 <text:s text:c="6"/>0 <text:s text:c="5"/>0 <text:s text:c="5"/>0 S <text:s text:c="2"/>0.0 <text:s/>0.0 <text:s text:c="2"/>0:00.00 bioset <text:s text:c="69"/></text:p>
      <text:p text:style-name="P24"><text:s text:c="3"/>32 root <text:s text:c="6"/>0 -20 <text:s text:c="6"/>0 <text:s text:c="5"/>0 <text:s text:c="5"/>0 S <text:s text:c="2"/>0.0 <text:s/>0.0 <text:s text:c="2"/>0:00.03 kworker/u9:0 <text:s text:c="48"/></text:p>
      <text:p text:style-name="P24"/>
      <text:p text:style-name="P24"><text:span text:style-name="T8">root@sct-H81M-S:/home/sct# </text:span><text:span text:style-name="T4">w </text:span></text:p>
      <text:p text:style-name="P30"><text:s/>13:41:47 up <text:s/>4:04, <text:s/>2 users, <text:s/>load average: 0.04, 0.10, 0.10 </text:p>
      <text:p text:style-name="P30">USER <text:s text:c="4"/>TTY <text:s text:c="5"/>FROM <text:s text:c="12"/>LOGIN@ <text:s text:c="2"/>IDLE <text:s text:c="2"/>JCPU <text:s text:c="2"/>PCPU WHAT </text:p>
      <text:p text:style-name="P30">sct <text:s text:c="5"/>:0 <text:s text:c="6"/>:0 <text:s text:c="14"/>09:37 <text:s text:c="2"/>?xdm? <text:s text:c="2"/>5:28 <text:s text:c="2"/>0.14s init --user </text:p>
      <text:p text:style-name="P30">sct <text:s text:c="5"/>pts/0 <text:s text:c="3"/>:0 <text:s text:c="14"/>10:34 <text:s text:c="3"/>3.00s <text:s/>0.68s 20.39s gnome-terminal </text:p>
      <text:p text:style-name="P24"><text:span text:style-name="T8">root@sct-H81M-S:/home/sct# </text:span><text:span text:style-name="T4">who </text:span></text:p>
      <text:p text:style-name="P30">sct <text:s text:c="5"/>:0 <text:s text:c="10"/>2016-12-14 09:37 (:0) </text:p>
      <text:p text:style-name="P30">sct <text:s text:c="5"/>pts/0 <text:s text:c="7"/>2016-12-14 10:34 (:0) </text:p>
      <text:p text:style-name="P24"><text:span text:style-name="T8">root@sct-H81M-S:/home/sct# </text:span><text:span text:style-name="T4">users </text:span></text:p>
      <text:p text:style-name="P30">sct sct </text:p>
      <text:p text:style-name="P31">root@sct-H81M-S:/home/sct# </text:p>
      <text:p text:style-name="P25"/>
      <text:p text:style-name="P25"><text:span text:style-name="T9">root@sct-H81M-S:/home/sct#</text:span><text:span text:style-name="T5"> whoami </text:span></text:p>
      <text:p text:style-name="P25"><text:span text:style-name="T9">root </text:span><text:s text:c="14"/></text:p>
      <text:p text:style-name="P25"/>
      <text:p text:style-name="P26">sct@sct-H81M-S:~$ <text:span text:style-name="T2">echo $SHELL </text:span></text:p>
      <text:p text:style-name="P26">/bin/bash </text:p>
      <text:p text:style-name="P26"/>
      <text:p text:style-name="P11">LINUX VERSION </text:p>
      <text:p text:style-name="P26">sct@sct-H81M-S:~$ <text:span text:style-name="T2">uname </text:span></text:p>
      <text:p text:style-name="P26">Linux </text:p>
      <text:p text:style-name="P26">sct@sct-H81M-S:~$ <text:span text:style-name="T2">uname -a </text:span></text:p>
      <text:p text:style-name="P26">Linux sct-H81M-S 3.13.0-24-generic #46-Ubuntu SMP Thu Apr 10 19:08:14 UTC 2014 i686 i686 <text:soft-page-break/>i686 GNU/Linux </text:p>
      <text:p text:style-name="P26">sct@sct-H81M-S:~$ </text:p>
      <text:p text:style-name="P26"/>
      <text:p text:style-name="P26"/>
      <text:p text:style-name="P12">Ubuntu release</text:p>
      <text:p text:style-name="P27"/>
      <text:p text:style-name="P27">sct@sct-H81M-S:~$ <text:span text:style-name="T2">lsb_release -a </text:span></text:p>
      <text:p text:style-name="P27">No LSB modules are available. </text:p>
      <text:p text:style-name="P27">Distributor ID:<text:tab/>Ubuntu </text:p>
      <text:p text:style-name="P27">Description:<text:tab/>Ubuntu 14.04 LTS </text:p>
      <text:p text:style-name="P27">Release:<text:tab/>14.04 </text:p>
      <text:p text:style-name="P27">Codename:<text:tab/>trusty </text:p>
      <text:p text:style-name="P27">sct@sct-H81M-S:~$ </text:p>
      <text:p text:style-name="P27"/>
      <text:p text:style-name="P13">HARDLINK</text:p>
      <text:p text:style-name="P28">sct@sct-H81M-S:/tmp$ mkdir original </text:p>
      <text:p text:style-name="P28">sct@sct-H81M-S:/tmp$ cd original </text:p>
      <text:p text:style-name="P28">sct@sct-H81M-S:/tmp/original$ ls </text:p>
      <text:p text:style-name="P28">sct@sct-H81M-S:/tmp/original$ gedit a.txt </text:p>
      <text:p text:style-name="P28">sct@sct-H81M-S:/tmp/original$ ls -l </text:p>
      <text:p text:style-name="P28">total 4 </text:p>
      <text:p text:style-name="P28">-rw-rw-r-- 1 sct sct 6 Dec 14 14:32 a.txt </text:p>
      <text:p text:style-name="P28">sct@sct-H81M-S:/tmp/original$ <text:span text:style-name="T2">ln a.txt b.txt </text:span></text:p>
      <text:p text:style-name="P28">sct@sct-H81M-S:/tmp/original$ cat a.txt </text:p>
      <text:p text:style-name="P28">hjhgk </text:p>
      <text:p text:style-name="P28">sct@sct-H81M-S:/tmp/original$ cat b.txt </text:p>
      <text:p text:style-name="P28">hjhgk </text:p>
      <text:p text:style-name="P28">sct@sct-H81M-S:/tmp/original$ ls -l </text:p>
      <text:p text:style-name="P28">total 8 </text:p>
      <text:p text:style-name="P28">-rw-rw-r-- 2 sct sct 6 Dec 14 14:32 a.txt </text:p>
      <text:p text:style-name="P28">-rw-rw-r-- 2 sct sct 6 Dec 14 14:32 b.txt </text:p>
      <text:p text:style-name="P28">sct@sct-H81M-S:/tmp/original$ <text:span text:style-name="T2">ln a.txt c.txt </text:span></text:p>
      <text:p text:style-name="P28">sct@sct-H81M-S:/tmp/original$ ls -l </text:p>
      <text:p text:style-name="P28">total 12 </text:p>
      <text:p text:style-name="P28">-rw-rw-r-- 3 sct sct 6 Dec 14 14:32 a.txt </text:p>
      <text:p text:style-name="P28">-rw-rw-r-- 3 sct sct 6 Dec 14 14:32 b.txt </text:p>
      <text:p text:style-name="P28">-rw-rw-r-- 3 sct sct 6 Dec 14 14:32 c.txt </text:p>
      <text:p text:style-name="P28">sct@sct-H81M-S:/tmp/original$ gedit c.txt </text:p>
      <text:p text:style-name="P28">sct@sct-H81M-S:/tmp/original$ gedit a.txt </text:p>
      <text:p text:style-name="P28">sct@sct-H81M-S:/tmp/original$ cat b.txt </text:p>
      <text:p text:style-name="P28">hgk </text:p>
      <text:p text:style-name="P28">jhjh </text:p>
      <text:p text:style-name="P28">sjijh </text:p>
      <text:p text:style-name="P28">sct@sct-H81M-S:/tmp/original$ cat a.txt </text:p>
      <text:p text:style-name="P28">hgk </text:p>
      <text:p text:style-name="P28">jhjh </text:p>
      <text:p text:style-name="P28">sjijh </text:p>
      <text:p text:style-name="P28"><text:a xlink:type="simple" xlink:href="mailto:sct@sct-H81M-S">sct@sct-H81M-S</text:a>:/tmp/original$</text:p>
      <text:p text:style-name="P28"/>
      <text:p text:style-name="P28"/>
      <text:p text:style-name="P28"/>
      <text:p text:style-name="P28"/>
      <text:p text:style-name="P28"><text:soft-page-break/></text:p>
      <text:p text:style-name="P14">SOFTLINK</text:p>
      <text:p text:style-name="P28"/>
      <text:p text:style-name="P29">sct@sct-H81M-S:/tmp/original$ ln -s a.txt b.txt </text:p>
      <text:p text:style-name="P29">sct@sct-H81M-S:/tmp/original$ ls -l </text:p>
      <text:p text:style-name="P29">total 8 </text:p>
      <text:p text:style-name="P29">-rw-rw-r-- 1 sct sct 15 Dec 14 14:35 a.txt </text:p>
      <text:p text:style-name="P29">lrwxrwxrwx 1 sct sct <text:s/>5 Dec 14 14:39 b.txt -&gt; a.txt </text:p>
      <text:p text:style-name="P29">-rw-rw-r-- 1 sct sct <text:s/>6 Dec 14 14:35 c.txt~ </text:p>
      <text:p text:style-name="P29">sct@sct-H81M-S:/tmp/original$ </text:p>
      <text:p text:style-name="P29"/>
      <text:p text:style-name="P33">Packet Management System</text:p>
      <text:p text:style-name="P33">apt-get update</text:p>
      <text:p text:style-name="P33">apt-get install 'vlc'</text:p>
      <text:p text:style-name="P33">apt-get upgr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0:08:41.714897309</meta:creation-date>
    <dc:date>2016-12-14T16:16:10.184652006</dc:date>
    <meta:editing-duration>PT3H19M20S</meta:editing-duration>
    <meta:editing-cycles>20</meta:editing-cycles>
    <meta:generator>LibreOffice/4.2.3.3$Linux_x86 LibreOffice_project/420m0$Build-3</meta:generator>
    <meta:document-statistic meta:table-count="0" meta:image-count="0" meta:object-count="0" meta:page-count="10" meta:paragraph-count="433" meta:word-count="2325" meta:character-count="20945" meta:non-whitespace-character-count="12610"/>
  </office:meta>
</office:document-meta>
</file>